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4" style:family="paragraph" style:parent-style-name="Text_20_body">
      <style:paragraph-properties fo:margin-top="0in" fo:margin-bottom="0in" style:contextual-spacing="false"/>
      <style:text-properties style:font-name="Liberation Mono" officeooo:paragraph-rsid="00160ed7"/>
    </style:style>
    <style:style style:name="P5" style:family="paragraph" style:parent-style-name="Text_20_body">
      <style:paragraph-properties fo:margin-top="0.0598in" fo:margin-bottom="0.0799in" style:contextual-spacing="false"/>
      <style:text-properties style:font-name="Liberation Mono" officeooo:paragraph-rsid="00160ed7"/>
    </style:style>
    <style:style style:name="P6" style:family="paragraph" style:parent-style-name="Text_20_body">
      <style:paragraph-properties fo:margin-top="0.0201in" fo:margin-bottom="0.1in" style:contextual-spacing="false"/>
      <style:text-properties style:font-name="Liberation Mono" officeooo:paragraph-rsid="00160ed7"/>
    </style:style>
    <style:style style:name="P7" style:family="paragraph" style:parent-style-name="Text_20_body">
      <style:paragraph-properties fo:margin-top="0in" fo:margin-bottom="0.1in" style:contextual-spacing="false"/>
      <style:text-properties style:font-name="Liberation Mono" officeooo:paragraph-rsid="00160ed7"/>
    </style:style>
    <style:style style:name="P8" style:family="paragraph" style:parent-style-name="Text_20_body">
      <style:paragraph-properties fo:margin-top="0in" fo:margin-bottom="0.1201in" style:contextual-spacing="false"/>
      <style:text-properties style:font-name="Liberation Mono" officeooo:paragraph-rsid="00160ed7"/>
    </style:style>
    <style:style style:name="P9" style:family="paragraph" style:parent-style-name="Text_20_body">
      <style:paragraph-properties fo:margin-top="0in" fo:margin-bottom="0.1402in" style:contextual-spacing="false"/>
      <style:text-properties style:font-name="Liberation Mono" officeooo:paragraph-rsid="00160ed7"/>
    </style:style>
    <style:style style:name="P10" style:family="paragraph" style:parent-style-name="Text_20_body">
      <style:paragraph-properties fo:margin-top="0in" fo:margin-bottom="0in" style:contextual-spacing="false"/>
      <style:text-properties style:font-name="Liberation Mono" fo:font-weight="bold" officeooo:paragraph-rsid="00160ed7" style:font-weight-asian="bold" style:font-weight-complex="bold"/>
    </style:style>
    <style:style style:name="P11" style:family="paragraph" style:parent-style-name="Text_20_body">
      <style:paragraph-properties fo:margin-top="0in" fo:margin-bottom="0in" style:contextual-spacing="false"/>
      <style:text-properties style:font-name="Liberation Serif" officeooo:paragraph-rsid="00160ed7"/>
    </style:style>
    <style:style style:name="P12" style:family="paragraph" style:parent-style-name="Text_20_body">
      <style:paragraph-properties fo:margin-top="0in" fo:margin-bottom="0in" style:contextual-spacing="false"/>
      <style:text-properties style:font-name="Liberation Serif" fo:font-style="italic" officeooo:paragraph-rsid="00160ed7" style:font-style-asian="italic" style:font-style-complex="italic"/>
    </style:style>
    <style:style style:name="P13" style:family="paragraph" style:parent-style-name="Text_20_body">
      <style:paragraph-properties fo:margin-top="0in" fo:margin-bottom="0in" style:contextual-spacing="false"/>
      <style:text-properties style:font-name="Liberation Serif" fo:font-style="italic" fo:font-weight="normal" officeooo:paragraph-rsid="00160ed7" style:font-style-asian="italic" style:font-weight-asian="normal" style:font-style-complex="italic" style:font-weight-complex="normal"/>
    </style:style>
    <style:style style:name="P14" style:family="paragraph" style:parent-style-name="Heading_20_1">
      <style:paragraph-properties fo:break-before="page"/>
      <style:text-properties officeooo:paragraph-rsid="00160ed7"/>
    </style:style>
    <style:style style:name="P15" style:family="paragraph" style:parent-style-name="Heading_20_1">
      <style:paragraph-properties fo:break-before="page"/>
      <style:text-properties officeooo:paragraph-rsid="0019eeff"/>
    </style:style>
    <style:style style:name="P16" style:family="paragraph" style:parent-style-name="Heading_20_1">
      <style:paragraph-properties fo:break-before="page"/>
      <style:text-properties officeooo:paragraph-rsid="001d3014"/>
    </style:style>
    <style:style style:name="P17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8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9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0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21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2" style:family="paragraph" style:parent-style-name="Text_20_body" style:list-style-name="L3">
      <style:paragraph-properties fo:margin-left="0in" fo:margin-right="0in" fo:text-indent="0in" style:auto-text-indent="false" fo:padding="0in" fo:border="none"/>
    </style:style>
    <style:style style:name="P23" style:family="paragraph" style:parent-style-name="Text_20_body">
      <style:paragraph-properties fo:margin-top="0in" fo:margin-bottom="0in" style:contextual-spacing="false"/>
      <style:text-properties style:font-name="Liberation Serif" officeooo:paragraph-rsid="00160ed7"/>
    </style:style>
    <style:style style:name="P24" style:family="paragraph" style:parent-style-name="Text_20_body">
      <style:paragraph-properties fo:margin-top="0in" fo:margin-bottom="0in" style:contextual-spacing="false"/>
      <style:text-properties style:font-name="Liberation Serif" fo:font-style="italic" officeooo:paragraph-rsid="00160ed7" style:font-style-asian="italic" style:font-style-complex="italic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style:text-underline-style="solid" style:text-underline-width="auto" style:text-underline-color="font-color" loext:padding="0in" loext:border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545. Find Kth Bit in Nth Binary String</text:h>
      <text:p text:style-name="P3">Given two positive integers <text:span text:style-name="Source_20_Text"><text:span text:style-name="T1">n</text:span></text:span> and <text:span text:style-name="Source_20_Text"><text:span text:style-name="T1">k</text:span></text:span>, the binary string <text:span text:style-name="Source_20_Text"><text:span text:style-name="T1">S</text:span></text:span><text:span text:style-name="Source_20_Text"><text:span text:style-name="T2">n</text:span></text:span> is formed as follows:</text:p>
      <text:list text:style-name="L1">
        <text:list-item>
          <text:p text:style-name="P17"><text:span text:style-name="Source_20_Text"><text:span text:style-name="T1">S</text:span></text:span><text:span text:style-name="Source_20_Text"><text:span text:style-name="T2">1</text:span></text:span><text:span text:style-name="Source_20_Text"><text:span text:style-name="T1"> = "0"</text:span></text:span></text:p>
        </text:list-item>
        <text:list-item>
          <text:p text:style-name="P18"><text:span text:style-name="Source_20_Text"><text:span text:style-name="T1">S</text:span></text:span><text:span text:style-name="Source_20_Text"><text:span text:style-name="T2">i</text:span></text:span><text:span text:style-name="Source_20_Text"><text:span text:style-name="T1"> = S</text:span></text:span><text:span text:style-name="Source_20_Text"><text:span text:style-name="T2">i - 1</text:span></text:span><text:span text:style-name="Source_20_Text"><text:span text:style-name="T1"> + "1" + reverse(invert(S</text:span></text:span><text:span text:style-name="Source_20_Text"><text:span text:style-name="T2">i - 1</text:span></text:span><text:span text:style-name="Source_20_Text"><text:span text:style-name="T1">))</text:span></text:span> for <text:span text:style-name="Source_20_Text"><text:span text:style-name="T1">i &gt; 1</text:span></text:span></text:p>
        </text:list-item>
      </text:list>
      <text:p text:style-name="P3">Where <text:span text:style-name="Source_20_Text"><text:span text:style-name="T1">+</text:span></text:span> denotes the concatenation operation, <text:span text:style-name="Source_20_Text"><text:span text:style-name="T1">reverse(x)</text:span></text:span> returns the reversed string <text:span text:style-name="Source_20_Text"><text:span text:style-name="T1">x</text:span></text:span>, and <text:span text:style-name="Source_20_Text"><text:span text:style-name="T1">invert(x)</text:span></text:span> inverts all the bits in <text:span text:style-name="Source_20_Text"><text:span text:style-name="T1">x</text:span></text:span> (<text:span text:style-name="Source_20_Text"><text:span text:style-name="T1">0</text:span></text:span> changes to <text:span text:style-name="Source_20_Text"><text:span text:style-name="T1">1</text:span></text:span> and <text:span text:style-name="Source_20_Text"><text:span text:style-name="T1">1</text:span></text:span> changes to <text:span text:style-name="Source_20_Text"><text:span text:style-name="T1">0</text:span></text:span>).</text:p>
      <text:p text:style-name="P3">For example, the first four strings in the above sequence are:</text:p>
      <text:list text:style-name="L2">
        <text:list-item>
          <text:p text:style-name="P19"><text:span text:style-name="Source_20_Text"><text:span text:style-name="T1">S</text:span></text:span><text:span text:style-name="Source_20_Text"><text:span text:style-name="T2">1 </text:span></text:span><text:span text:style-name="Source_20_Text"><text:span text:style-name="T1">= "0"</text:span></text:span></text:p>
        </text:list-item>
        <text:list-item>
          <text:p text:style-name="P19"><text:span text:style-name="Source_20_Text"><text:span text:style-name="T1">S</text:span></text:span><text:span text:style-name="Source_20_Text"><text:span text:style-name="T2">2 </text:span></text:span><text:span text:style-name="Source_20_Text"><text:span text:style-name="T1">= "0</text:span></text:span><text:span text:style-name="Source_20_Text"><text:span text:style-name="Strong_20_Emphasis"><text:span text:style-name="T2">1</text:span></text:span></text:span><text:span text:style-name="Source_20_Text"><text:span text:style-name="T1">1"</text:span></text:span></text:p>
        </text:list-item>
        <text:list-item>
          <text:p text:style-name="P19"><text:span text:style-name="Source_20_Text"><text:span text:style-name="T1">S</text:span></text:span><text:span text:style-name="Source_20_Text"><text:span text:style-name="T2">3 </text:span></text:span><text:span text:style-name="Source_20_Text"><text:span text:style-name="T1">= "011</text:span></text:span><text:span text:style-name="Source_20_Text"><text:span text:style-name="Strong_20_Emphasis"><text:span text:style-name="T2">1</text:span></text:span></text:span><text:span text:style-name="Source_20_Text"><text:span text:style-name="T1">001"</text:span></text:span></text:p>
        </text:list-item>
        <text:list-item>
          <text:p text:style-name="P20"><text:span text:style-name="Source_20_Text"><text:span text:style-name="T1">S</text:span></text:span><text:span text:style-name="Source_20_Text"><text:span text:style-name="T2">4</text:span></text:span><text:span text:style-name="Source_20_Text"><text:span text:style-name="T1"> = "0111001</text:span></text:span><text:span text:style-name="Source_20_Text"><text:span text:style-name="Strong_20_Emphasis"><text:span text:style-name="T2">1</text:span></text:span></text:span><text:span text:style-name="Source_20_Text"><text:span text:style-name="T1">0110001"</text:span></text:span></text:p>
        </text:list-item>
      </text:list>
      <text:p text:style-name="P3">Return <text:span text:style-name="Emphasis"><text:span text:style-name="T2">the</text:span></text:span> <text:span text:style-name="Source_20_Text"><text:span text:style-name="T1">k</text:span></text:span><text:span text:style-name="Source_20_Text"><text:span text:style-name="T2">th</text:span></text:span> <text:span text:style-name="Emphasis"><text:span text:style-name="T2">bit</text:span></text:span> <text:span text:style-name="Emphasis"><text:span text:style-name="T2">in</text:span></text:span> <text:span text:style-name="Source_20_Text"><text:span text:style-name="T1">S</text:span></text:span><text:span text:style-name="Source_20_Text"><text:span text:style-name="T2">n</text:span></text:span>. It is guaranteed that <text:span text:style-name="Source_20_Text"><text:span text:style-name="T1">k</text:span></text:span> is valid for the given <text:span text:style-name="Source_20_Text"><text:span text:style-name="T1">n</text:span></text:span>.</text:p>
      <text:p text:style-name="P3"> </text:p>
      <text:p text:style-name="P3"><text:span text:style-name="Strong_20_Emphasis"><text:span text:style-name="T2">Example 1:</text:span></text:span></text:p>
      <text:p text:style-name="P2"><text:span text:style-name="Strong_20_Emphasis"><text:span text:style-name="T2">Input:</text:span></text:span> n = 3, k = 1</text:p>
      <text:p text:style-name="P2"><text:span text:style-name="Strong_20_Emphasis"><text:span text:style-name="T2">Output:</text:span></text:span> "0"</text:p>
      <text:p text:style-name="P2"><text:span text:style-name="Strong_20_Emphasis"><text:span text:style-name="T2">Explanation:</text:span></text:span> S<text:span text:style-name="T2">3</text:span> is "<text:span text:style-name="Strong_20_Emphasis"><text:span text:style-name="T3">0</text:span></text:span>111001".</text:p>
      <text:p text:style-name="P1">The 1<text:span text:style-name="T2">st</text:span> bit is "0".</text:p>
      <text:p text:style-name="P3"><text:span text:style-name="Strong_20_Emphasis"><text:span text:style-name="T2">Example 2:</text:span></text:span></text:p>
      <text:p text:style-name="P2"><text:span text:style-name="Strong_20_Emphasis"><text:span text:style-name="T2">Input:</text:span></text:span> n = 4, k = 11</text:p>
      <text:p text:style-name="P2"><text:span text:style-name="Strong_20_Emphasis"><text:span text:style-name="T2">Output:</text:span></text:span> "1"</text:p>
      <text:p text:style-name="P2"><text:span text:style-name="Strong_20_Emphasis"><text:span text:style-name="T2">Explanation:</text:span></text:span> S<text:span text:style-name="T2">4</text:span> is "0111001101<text:span text:style-name="Strong_20_Emphasis"><text:span text:style-name="T3">1</text:span></text:span>0001".</text:p>
      <text:p text:style-name="P1">The 11<text:span text:style-name="T2">th</text:span> bit is "1".</text:p>
      <text:p text:style-name="P3"> </text:p>
      <text:p text:style-name="P3"><text:span text:style-name="Strong_20_Emphasis"><text:span text:style-name="T2">Constraints:</text:span></text:span></text:p>
      <text:list text:style-name="L3">
        <text:list-item>
          <text:p text:style-name="P21"><text:span text:style-name="Source_20_Text"><text:span text:style-name="T1">1 &lt;= n &lt;= 20</text:span></text:span></text:p>
        </text:list-item>
        <text:list-item>
          <text:p text:style-name="P22"><text:span text:style-name="Source_20_Text"><text:span text:style-name="T1">1 &lt;= k &lt;= 2</text:span></text:span><text:span text:style-name="Source_20_Text"><text:span text:style-name="T2">n</text:span></text:span><text:span text:style-name="Source_20_Text"><text:span text:style-name="T1"> - 1</text:span></text:span></text:p>
        </text:list-item>
      </text:list>
      <text:p text:style-name="Text_20_body"/>
      <text:h text:style-name="P14" text:outline-level="1">1545. Find Kth Bit in Nth Binary String</text:h>
      <text:p text:style-name="P4">/*</text:p>
      <text:p text:style-name="P4"><text:s text:c="4"/><text:span text:style-name="T4">Brute force</text:span></text:p>
      <text:p text:style-name="P4"><text:s text:c="4"/>Time complexity: O(2^n)</text:p>
      <text:p text:style-name="P4"><text:s text:c="4"/>Space complexity: O(2^n)</text:p>
      <text:p text:style-name="P4">*/</text:p>
      <text:p text:style-name="P4">class Solution {</text:p>
      <text:p text:style-name="P4"><text:s text:c="4"/>public:</text:p>
      <text:p text:style-name="P4"><text:s text:c="8"/>std::string invert(std::string s){</text:p>
      <text:p text:style-name="P4"><text:s text:c="12"/>int n=s.size();</text:p>
      <text:p text:style-name="P4"><text:s text:c="12"/>for(int i=0;i&lt;n;++i){</text:p>
      <text:p text:style-name="P4"><text:s text:c="16"/>s[i]=s[i]=='0'?'1':'0';</text:p>
      <text:p text:style-name="P4"><text:s text:c="12"/>}</text:p>
      <text:p text:style-name="P4"><text:s text:c="12"/>return s;</text:p>
      <text:p text:style-name="P7"><text:s text:c="8"/>}</text:p>
      <text:p text:style-name="P4"><text:s text:c="8"/>std::string reverse(std::string s){</text:p>
      <text:p text:style-name="P4"><text:s text:c="12"/>std::reverse(s.begin(),s.end());</text:p>
      <text:p text:style-name="P4"><text:s text:c="12"/>return s;</text:p>
      <text:p text:style-name="P7"><text:s text:c="8"/>}</text:p>
      <text:p text:style-name="P4"><text:s text:c="8"/>char findKthBit(int n, int k){</text:p>
      <text:p text:style-name="P4"><text:s text:c="12"/>std::string s="0";</text:p>
      <text:p text:style-name="P4"><text:s text:c="12"/>for(int i=2;i&lt;=n;++i){</text:p>
      <text:p text:style-name="P4"><text:s text:c="16"/>s+="1"+reverse(invert(s));</text:p>
      <text:p text:style-name="P4"><text:s text:c="12"/>}</text:p>
      <text:p text:style-name="P4"><text:s text:c="12"/>return s[k-1];</text:p>
      <text:p text:style-name="P4"><text:s text:c="8"/>}</text:p>
      <text:p text:style-name="P4">};</text:p>
      <text:h text:style-name="P14" text:outline-level="1">1545. Find Kth Bit in Nth Binary String</text:h>
      <text:p text:style-name="P4">/*</text:p>
      <text:p text:style-name="P4"><text:s text:c="4"/><text:span text:style-name="T4">Recursion</text:span></text:p>
      <text:p text:style-name="P4"><text:s text:c="4"/>Time complexity: O(n)</text:p>
      <text:p text:style-name="P4"><text:s text:c="4"/>Space complexity: O(n)</text:p>
      <text:p text:style-name="P4">*/</text:p>
      <text:p text:style-name="P4">class Solution{</text:p>
      <text:p text:style-name="P4"><text:s text:c="4"/>public:</text:p>
      <text:p text:style-name="P4"><text:s text:c="8"/>char findKthBit(int n, int k) {</text:p>
      <text:p text:style-name="P4"/>
      <text:p text:style-name="P4"><text:s text:c="12"/>auto solve=[&amp;](int n,int k,auto&amp; self)-&gt;char{</text:p>
      <text:p text:style-name="P5"><text:s text:c="16"/>if(n==1) return '0';</text:p>
      <text:p text:style-name="P6"><text:s text:c="16"/>int nb_bits=(1&lt;&lt;n)-1;</text:p>
      <text:p text:style-name="P7"><text:s text:c="16"/>int mid=nb_bits/2+1;</text:p>
      <text:p text:style-name="P8"><text:s text:c="16"/>if(k==mid) return '1';</text:p>
      <text:p text:style-name="P9"><text:s text:c="16"/>if(k&lt;mid) return self(n-1,k,self);</text:p>
      <text:p text:style-name="P4"><text:s text:c="16"/>return self(n-1,nb_bits-k+1,self)=='0'?'1':'0';</text:p>
      <text:p text:style-name="P4"><text:s text:c="12"/>};</text:p>
      <text:p text:style-name="P4"><text:s text:c="12"/></text:p>
      <text:p text:style-name="P4"><text:s text:c="12"/>return solve(n,k,solve);</text:p>
      <text:p text:style-name="P4"><text:s text:c="8"/>}</text:p>
      <text:p text:style-name="P4">};</text:p>
      <text:h text:style-name="P15" text:outline-level="1">1545. Find Kth Bit in Nth Binary String</text:h>
      <text:p text:style-name="P4">/*</text:p>
      <text:p text:style-name="P10"><text:s text:c="4"/>Divide and conquer</text:p>
      <text:p text:style-name="P4"><text:s text:c="4"/>Time complexity: O(n)</text:p>
      <text:p text:style-name="P4"><text:s text:c="4"/>Space complexity: O(1)</text:p>
      <text:p text:style-name="P4">*/</text:p>
      <text:p text:style-name="P4">class Solution {</text:p>
      <text:p text:style-name="P4"><text:s text:c="4"/>public:</text:p>
      <text:p text:style-name="P4"><text:s text:c="8"/>char findKthBit(int n, int k){</text:p>
      <text:p text:style-name="P4"><text:s text:c="12"/>int nb_bits=(1&lt;&lt;n)-1;</text:p>
      <text:p text:style-name="P4"><text:s text:c="12"/>int nb_inversions=0;</text:p>
      <text:p text:style-name="P4"><text:s text:c="12"/>while(k&gt;1){</text:p>
      <text:p text:style-name="P7"><text:s text:c="16"/>int mid=nb_bits/2;</text:p>
      <text:p text:style-name="P8"><text:s text:c="16"/>if(k==mid+1) return nb_inversions%2==0?'1':'0';</text:p>
      <text:p text:style-name="P4"><text:s text:c="16"/>if(k&gt;mid){</text:p>
      <text:p text:style-name="P4"><text:s text:c="20"/>k=nb_bits-k+1;</text:p>
      <text:p text:style-name="P4"><text:s text:c="20"/>nb_inversions++;</text:p>
      <text:p text:style-name="P8"><text:s text:c="16"/>}</text:p>
      <text:p text:style-name="P4"><text:s text:c="16"/>nb_bits/=2;</text:p>
      <text:p text:style-name="P8"><text:s text:c="12"/>}</text:p>
      <text:p text:style-name="P4"><text:s text:c="12"/>return nb_inversions%2==0?'0':'1';</text:p>
      <text:p text:style-name="P4"><text:s text:c="8"/>}</text:p>
      <text:p text:style-name="P4">};</text:p>
      <text:h text:style-name="P16" text:outline-level="1">1545. Find Kth Bit in Nth Binary String</text:h>
      <text:p text:style-name="P11">/*</text:p>
      <text:p text:style-name="P11"><text:s text:c="4"/><text:span text:style-name="T4">Bit manipulation</text:span></text:p>
      <text:p text:style-name="P11"><text:s text:c="4"/>Time complexity: O(1)</text:p>
      <text:p text:style-name="P11"><text:s text:c="4"/>Space complexity: O(1)</text:p>
      <text:p text:style-name="P11">*/</text:p>
      <text:p text:style-name="P11">class Solution {</text:p>
      <text:p text:style-name="P11"><text:s text:c="4"/>public:</text:p>
      <text:p text:style-name="P11"><text:s text:c="8"/>char findKthBit(int n, int k) {</text:p>
      <text:p text:style-name="P11"><text:s text:c="16"/>/<text:span text:style-name="T5">/ Find the group where k belong</text:span></text:p>
      <text:p text:style-name="P11"><text:s text:c="16"/>int rightmost_set_bit_pos=k&amp;-k;</text:p>
      <text:p text:style-name="P11"/>
      <text:p text:style-name="P11"><text:s text:c="16"/><text:span text:style-name="T5">// If the group is set =&gt; k-th bit is inverted</text:span></text:p>
      <text:p text:style-name="P12"><text:s text:c="16"/>// Otherwise =&gt; k-th bit remains same as original</text:p>
      <text:p text:style-name="P11"><text:s text:c="16"/>bool is_inverted=((k/rightmost_set_bit_pos)&gt;&gt;1&amp;1)==1;</text:p>
      <text:p text:style-name="P11"/>
      <text:p text:style-name="P11"><text:s text:c="16"/>/<text:span text:style-name="T5">/ Determine if the original bit (before any inversion) would be 1</text:span></text:p>
      <text:p text:style-name="P12"><text:s text:c="16"/>// This is true if k is even (i.e., its least significant bit is 0)</text:p>
      <text:p text:style-name="P11"><text:s text:c="16"/>bool is_original_bit_one=(k&amp;1)==0;</text:p>
      <text:p text:style-name="P11"/>
      <text:p text:style-name="P11"><text:s text:c="16"/>if (is_inverted){</text:p>
      <text:p text:style-name="P11"><text:s text:c="20"/><text:span text:style-name="T5">// If we're in the inverted part, we need to flip the bit</text:span></text:p>
      <text:p text:style-name="P11"><text:s text:c="20"/>return is_original_bit_one?'0':'1';</text:p>
      <text:p text:style-name="P11"><text:s text:c="16"/>} </text:p>
      <text:p text:style-name="P11"><text:s text:c="16"/></text:p>
      <text:p text:style-name="P11"><text:s text:c="15"/><text:span text:style-name="T5"><text:s/>// If we're not in the inverted part, return the original bit</text:span></text:p>
      <text:p text:style-name="P11"><text:s text:c="16"/>return is_original_bit_one?'1':'0';</text:p>
      <text:p text:style-name="P11"><text:s text:c="16"/></text:p>
      <text:p text:style-name="P11"><text:s text:c="8"/>}</text:p>
      <text:p text:style-name="P11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4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17:47:16.575972092</meta:creation-date>
    <dc:date>2024-10-20T12:03:05.366286846</dc:date>
    <meta:editing-duration>PT4H45S</meta:editing-duration>
    <meta:editing-cycles>6</meta:editing-cycles>
    <meta:generator>LibreOffice/24.2.6.2$Linux_X86_64 LibreOffice_project/420$Build-2</meta:generator>
    <meta:print-date>2024-10-19T18:06:05.611979081</meta:print-date>
    <meta:printed-by>PDF files</meta:printed-by>
    <meta:document-statistic meta:table-count="0" meta:image-count="0" meta:object-count="0" meta:page-count="5" meta:paragraph-count="125" meta:word-count="449" meta:character-count="3586" meta:non-whitespace-character-count="2361"/>
  </office:meta>
</office:document-meta>
</file>